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61ee" officeooo:paragraph-rsid="000461ee"/>
    </style:style>
    <style:style style:name="P2" style:family="paragraph" style:parent-style-name="Standard">
      <style:text-properties fo:font-variant="normal" fo:text-transform="none" fo:color="#222222" fo:letter-spacing="normal" officeooo:rsid="000461ee" officeooo:paragraph-rsid="000461ee"/>
    </style:style>
    <style:style style:name="P3" style:family="paragraph" style:parent-style-name="Standard">
      <style:text-properties fo:font-variant="normal" fo:text-transform="none" fo:color="#222222" style:font-name="verdana" fo:font-size="10.5pt" fo:letter-spacing="normal" fo:font-style="normal" fo:font-weight="normal" officeooo:rsid="000461ee" officeooo:paragraph-rsid="000461ee"/>
    </style:style>
    <style:style style:name="P4" style:family="paragraph" style:parent-style-name="Text_20_body">
      <style:text-properties fo:font-variant="normal" fo:text-transform="none" fo:color="#222222" style:font-name="verdana" fo:font-size="10.5pt" fo:letter-spacing="normal" fo:font-style="normal" fo:font-weight="normal" officeooo:paragraph-rsid="000461ee"/>
    </style:style>
    <style:style style:name="P5" style:family="paragraph" style:parent-style-name="Text_20_body">
      <style:text-properties fo:font-variant="normal" fo:text-transform="none" fo:color="#222222" style:font-name="verdana" fo:font-size="12pt" fo:letter-spacing="normal" fo:font-style="normal" fo:font-weight="normal" officeooo:paragraph-rsid="000461ee" loext:padding="0cm" loext:border="none"/>
    </style:style>
    <style:style style:name="P6" style:family="paragraph" style:parent-style-name="Text_20_body">
      <style:text-properties officeooo:paragraph-rsid="000461ee"/>
    </style:style>
    <style:style style:name="T1" style:family="text">
      <style:text-properties style:font-name="verdana" fo:font-size="10.5pt" fo:font-style="normal" fo:font-weight="normal"/>
    </style:style>
    <style:style style:name="T2" style:family="text">
      <style:text-properties fo:font-size="10.5pt" officeooo:rsid="000461ee" style:font-size-asian="10.5pt" style:font-name-complex="verdana" style:font-size-complex="10.5pt" style:font-style-complex="normal" style:font-weight-complex="normal"/>
    </style:style>
    <style:style style:name="T3" style:family="text">
      <style:text-properties style:font-name-complex="verdana" style:font-size-complex="10.5pt" style:font-style-complex="normal" style:font-weight-complex="normal"/>
    </style:style>
    <style:style style:name="T4" style:family="text">
      <style:text-properties style:font-name-complex="verdana" style:font-style-complex="normal" style:font-weight-complex="normal"/>
    </style:style>
    <style:style style:name="T5" style:family="text">
      <style:text-properties fo:font-variant="normal" fo:text-transform="none" fo:color="#222222" style:font-name="verdana" fo:font-size="10.5pt" fo:letter-spacing="normal" fo:font-style="normal" fo:font-weight="normal" officeooo:rsid="000461ee" style:font-size-asian="10.5pt" style:font-name-complex="verdana" style:font-size-complex="10.5pt" style:font-style-complex="normal" style:font-weight-complex="normal" loext:padding="0cm" loext:border="none"/>
    </style:style>
    <style:style style:name="T6" style:family="text">
      <style:text-properties officeooo:rsid="000461ee" style:font-size-asian="10.5pt" style:font-name-complex="verdana" style:font-size-complex="10.5pt" style:font-style-complex="normal" style:font-weight-complex="normal"/>
    </style:style>
    <style:style style:name="T7" style:family="text">
      <style:text-properties officeooo:rsid="000461ee" style:font-size-asian="10.5pt" style:font-name-complex="verdana" style:font-size-complex="10.5pt" style:font-style-complex="normal" style:font-weight-complex="normal" loext:padding="0cm" loext:border="none"/>
    </style:style>
  </office:automatic-styles>
  <office:body>
    <office:text>
      <office:forms form:automatic-focus="false" form:apply-design-mode="false">
        <form:form form:apply-filter="true" form:control-implementation="ooo:com.sun.star.form.component.Form" office:target-frame="" xlink:href="https://www.reddit.com/r/AskReddit/comments/4l83cx/what_is_the_dumbest_100_serious_thing_someone_has/#"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reddit.com/r/AskReddit/comments/4l83cx/what_is_the_dumbest_100_serious_thing_someone_has/#"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reddit.com/r/AskReddit/comments/4l83cx/what_is_the_dumbest_100_serious_thing_someone_ha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upid People Saying Stupid Things</text:p>
      <text:p text:style-name="P1"/>
      <text:p text:style-name="P1"/>
      <text:p text:style-name="P2"><text:span text:style-name="T1">A girl I know got a nose job. When I complimented her on her new look she said... "I didn't do it for me, I didn't want my kids to be born with big noses" </text:span><text:span text:style-name="T3">ಠ</text:span><text:span text:style-name="T1">_</text:span><text:span text:style-name="T3">ಠ</text:span></text:p>
      <text:p text:style-name="P2"><text:span text:style-name="T3"/></text:p>
      <text:p text:style-name="P2"><text:span text:style-name="T3"/></text:p>
      <text:p text:style-name="P3"><text:span text:style-name="T3">"it's really dangerous to take only half an ecstasy pill. Sometimes the pills aren't actually ecstasy, it's like 50% speed and 50% heroin. So if you only take half, you might accidentally take JUST the speed or JUST the heroin half, which makes it way more dangerous".</text:span></text:p>
      <text:p text:style-name="P3"><text:span text:style-name="T3"/></text:p>
      <text:p text:style-name="P3"><text:span text:style-name="T3"/></text:p>
      <text:p text:style-name="P6"><text:span text:style-name="T5">When someone said their food was too hot, a friend said to put it in the microwave on defrost to cool it down.</text:span></text:p>
      <text:p text:style-name="P6"><text:span text:style-name="T5"/></text:p>
      <text:p text:style-name="P4"><text:span text:style-name="T7">I was once making small talk with an acquaintance, and I told her I'd flown out to visit my family in Korea over the summer. She got this smug grin on her face and said, "You can't fly to Korea. It's an island."</text:span></text:p>
      <text:p text:style-name="P4"><text:span text:style-name="T7"/></text:p>
      <text:p text:style-name="P4"><text:span text:style-name="T7">"You should get off your tablet while its storming. Lighting can travel through the wifi and shock you!"</text:span></text:p>
      <text:p text:style-name="P4"><text:span text:style-name="T7"/></text:p>
      <text:p text:style-name="P4"><text:span text:style-name="T7">Years ago while working at a cafe a couple came up to me and asked if Saddam Hussein was Russian. The Iraq War had just begun so I snickered and said, "Of course not." The boyfriend turned to his girlfriend with a smug, victorious look and said, "See? I told you he was German."</text:span></text:p>
      <text:p text:style-name="P4"><text:span text:style-name="T7"/></text:p>
      <text:p text:style-name="P4"><text:span text:style-name="T7">"Oh I didn't know we had avocados" - my college roommate after he pulled a bag of zucchini out of the fridge</text:span></text:p>
      <text:p text:style-name="P4"><text:span text:style-name="T7"/></text:p>
      <text:p text:style-name="P5"><text:span text:style-name="T2">You cant get pregnant if the girl is on top because the sperm cant fight the extra gravity</text:span><text:span text:style-name="T6">.</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Gloginja</meta:initial-creator>
    <meta:creation-date>2016-05-27T14:13:50.555904557</meta:creation-date>
    <dc:date>2016-05-27T16:17:47.500765863</dc:date>
    <dc:creator>Robert Gloginja</dc:creator>
    <meta:editing-duration>PT1H33M36S</meta:editing-duration>
    <meta:editing-cycles>1</meta:editing-cycles>
    <meta:document-statistic meta:table-count="0" meta:image-count="0" meta:object-count="0" meta:page-count="1" meta:paragraph-count="10" meta:word-count="266" meta:character-count="1363" meta:non-whitespace-character-count="1105"/>
    <meta:generator>LibreOffice/5.0.3.2$Linux_X86_64 LibreOffice_project/00m0$Build-2</meta:generator>
  </office:meta>
</office:document-meta>
</file>